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field:fieldmark text:name="__Fieldmark__0_584428647" field:type="vnd.oasis.opendocument.field.FORMDROPDOW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1:24:02.626839090</meta:creation-date>
    <dc:date>2019-03-07T11:24:44.835064120</dc:date>
    <meta:editing-duration>PT44S</meta:editing-duration>
    <meta:editing-cycles>1</meta:editing-cycles>
    <meta:document-statistic meta:table-count="0" meta:image-count="0" meta:object-count="0" meta:page-count="1" meta:paragraph-count="1" meta:word-count="0" meta:character-count="5" meta:non-whitespace-character-count="0"/>
    <meta:generator>LibreOfficeDev/6.3.0.0.alpha0$Linux_X86_64 LibreOffice_project/d161f2a968a191405dd066017a783ee7c883df59</meta:generator>
  </office:meta>
</office:document-meta>
</file>